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8841*"/>
    </style:style>
    <style:style style:name="Table1.B" style:family="table-column">
      <style:table-column-properties style:rel-column-width="21298*"/>
    </style:style>
    <style:style style:name="Table1.C" style:family="table-column">
      <style:table-column-properties style:rel-column-width="2539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2836*"/>
    </style:style>
    <style:style style:name="Table2.B" style:family="table-column">
      <style:table-column-properties style:rel-column-width="14187*"/>
    </style:style>
    <style:style style:name="Table2.C" style:family="table-column">
      <style:table-column-properties style:rel-column-width="38510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8484*"/>
    </style:style>
    <style:style style:name="Table3.B" style:family="table-column">
      <style:table-column-properties style:rel-column-width="21845*"/>
    </style:style>
    <style:style style:name="Table3.C" style:family="table-column">
      <style:table-column-properties style:rel-column-width="25205*"/>
    </style:style>
    <style:style style:name="Table3.A1" style:family="table-cell">
      <style:table-cell-properties fo:border="none"/>
    </style:style>
  </office:automatic-styles>
  <office:body>
    <office:text>
      <text:p text:style-name="Title">BatchNormTrainingBackprop</text:p>
      <text:p text:style-name="P1">BatchNormTrainingBackprop <text:s text:c="1"/>// Compute mean and variance backprop from the input.</text:p>
      <text:h text:style-name="Heading_20_1" text:outline-level="1">Description</text:h>
      <text:p text:style-name="First_20_paragraph">Computes the <text:span text:style-name="Source_Text">input</text:span>, <text:span text:style-name="Source_Text">gamma</text:span> and <text:span text:style-name="Source_Text">beta</text:span> backprop increment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input</text:span></text:p>
          </table:table-cell>
          <table:table-cell table:style-name="Table1.A1" office:value-type="string">
            <text:p text:style-name="Table_20_Contents">real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gamma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beta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mean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variance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normalized_delta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epsilon</text:span></text:p>
          </table:table-cell>
          <table:table-cell table:style-name="Table2.A1" office:value-type="string">
            <text:p text:style-name="Table_20_Contents"><text:span text:style-name="Source_Text">double</text:span></text:p>
          </table:table-cell>
          <table:table-cell table:style-name="Table2.A1" office:value-type="string">
            <text:p text:style-name="Table_20_Contents">Small bias added to variance to avoid division by 0.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input_delta</text:span></text:p>
          </table:table-cell>
          <table:table-cell table:style-name="Table3.A1" office:value-type="string">
            <text:p text:style-name="Table_20_Contents">same as <text:span text:style-name="Source_Text">input</text:span></text:p>
          </table:table-cell>
          <table:table-cell table:style-name="Table3.A1" office:value-type="string">
            <text:p text:style-name="Table_20_Contents">Same as <text:span text:style-name="Source_Text">input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Text">gamma_delta</text:span></text:p>
          </table:table-cell>
          <table:table-cell table:style-name="Table3.A1" office:value-type="string">
            <text:p text:style-name="Table_20_Contents">same as <text:span text:style-name="Source_Text">gamma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10/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Table_20_Contents"><text:span text:style-name="Source_Text">beta_delta</text:span></text:p>
          </table:table-cell>
          <table:table-cell table:style-name="Table3.A1" office:value-type="string">
            <text:p text:style-name="Table_20_Contents">same as <text:span text:style-name="Source_Text">beta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12/" xlink:type="simple" xlink:show="embed" xlink:actuate="onLoad"/></draw:frame></text:p>
          </table:table-cell>
        </table:table-row>
      </table:table>
      <text:h text:style-name="Heading_20_1" text:outline-level="1">Mathematical Definition</text:h>
      <text:p text:style-name="First_20_paragraph">It is easiest to simplify by looking at a single channel and flattening the remaining axes into a vector; so <text:span text:style-name="Source_Text">gamma</text:span> and <text:span text:style-name="Source_Text">beta</text:span> are scalars, and <text:span text:style-name="Source_Text">input</text:span> is an <draw:frame draw:style-name="fr1" text:anchor-type="as-char"><draw:object xlink:href="Formula-14/" xlink:type="simple" xlink:show="embed" xlink:actuate="onLoad"/></draw:frame>-element vector.</text:p>
      <text:p text:style-name="Text_20_body">The step by step forward training computation is</text:p>
      <text:p text:style-name="Text_20_body"><draw:frame draw:style-name="fr2" text:anchor-type="paragraph"><draw:object xlink:href="Formula-16/" xlink:type="simple" xlink:show="embed" xlink:actuate="onLoad"/></draw:frame></text:p>
      <text:p text:style-name="Text_20_body">Using the notation <draw:frame draw:style-name="fr1" text:anchor-type="as-char"><draw:object xlink:href="Formula-18/" xlink:type="simple" xlink:show="embed" xlink:actuate="onLoad"/></draw:frame> for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 to mean the backprop value for <draw:frame draw:style-name="fr1" text:anchor-type="as-char"><draw:object xlink:href="Formula-24/" xlink:type="simple" xlink:show="embed" xlink:actuate="onLoad"/></draw:frame> is a sum that includes <draw:frame draw:style-name="fr1" text:anchor-type="as-char"><draw:object xlink:href="Formula-26/" xlink:type="simple" xlink:show="embed" xlink:actuate="onLoad"/></draw:frame>.</text:p>
      <text:p text:style-name="Text_20_body">We work backwards</text:p>
      <text:p text:style-name="Text_20_body"><draw:frame draw:style-name="fr2" text:anchor-type="paragraph"><draw:object xlink:href="Formula-28/" xlink:type="simple" xlink:show="embed" xlink:actuate="onLoad"/></draw:frame></text:p>
      <text:h text:style-name="Heading_20_1" text:outline-level="1">C++ Interface</text:h>
      <text:p text:style-name="First_20_paragraph">ngraph::op::v0::BatchNormTrainingBackpr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tchNormTrainingBackprop</dc:title>
  </office:meta>
</office:document-meta>
</file>

<file path=Formula-0/content.xml><?xml version="1.0" encoding="utf-8"?>
<math xmlns="http://www.w3.org/1998/Math/MathML" display="inline">
  <mrow>
    <mo stretchy="false" form="prefix">(</mo>
    <mo>•</mo>
    <mo>,</mo>
    <mi>C</mi>
    <mo>,</mo>
    <mi>…</mi>
    <mo stretchy="false" form="postfix">)</mo>
  </mrow>
</math>
</file>

<file path=Formula-10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12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14/content.xml><?xml version="1.0" encoding="utf-8"?>
<math xmlns="http://www.w3.org/1998/Math/MathML" display="inline">
  <mi>N</mi>
</math>
</file>

<file path=Formula-16/content.xml><?xml version="1.0" encoding="utf-8"?>
<math xmlns="http://www.w3.org/1998/Math/MathML" display="block">
  <mtable>
    <mtr>
      <mtd columnalign="right">
        <mstyle mathvariant="monospace">
          <mi>𝚖</mi>
          <mi>𝚎</mi>
          <mi>𝚊</mi>
          <mi>𝚗</mi>
        </mstyle>
      </mtd>
      <mtd columnalign="left">
        <mo>=</mo>
        <mfrac>
          <mrow>
            <mo>∑</mo>
            <msub>
              <mstyle mathvariant="monospace">
                <mi>𝚒</mi>
                <mi>𝚗</mi>
                <mi>𝚙</mi>
                <mi>𝚞</mi>
                <mi>𝚝</mi>
              </mstyle>
              <mi>i</mi>
            </msub>
          </mrow>
          <mi>N</mi>
        </mfrac>
      </mtd>
    </mtr>
    <mtr>
      <mtd columnalign="right">
        <msub>
          <mstyle mathvariant="monospace">
            <mi>𝚌</mi>
            <mi>𝚎</mi>
            <mi>𝚗</mi>
            <mi>𝚝</mi>
            <mi>𝚎</mi>
            <mi>𝚛</mi>
            <mi>𝚎</mi>
            <mi>𝚍</mi>
          </mstyle>
          <mi>i</mi>
        </msub>
      </mtd>
      <mtd columnalign="left">
        <mo>=</mo>
        <msub>
          <mstyle mathvariant="monospace">
            <mi>𝚒</mi>
            <mi>𝚗</mi>
            <mi>𝚙</mi>
            <mi>𝚞</mi>
            <mi>𝚝</mi>
          </mstyle>
          <mi>i</mi>
        </msub>
        <mo>−</mo>
        <mstyle mathvariant="monospace">
          <mi>𝚖</mi>
          <mi>𝚎</mi>
          <mi>𝚊</mi>
          <mi>𝚗</mi>
        </mstyle>
      </mtd>
    </mtr>
    <mtr>
      <mtd columnalign="right">
        <msub>
          <mstyle mathvariant="monospace">
            <mi>𝚜</mi>
            <mi>𝚚</mi>
            <mi>𝚞</mi>
            <mi>𝚊</mi>
            <mi>𝚛</mi>
            <mi>𝚎</mi>
          </mstyle>
          <mi>i</mi>
        </msub>
      </mtd>
      <mtd columnalign="left">
        <mo>=</mo>
        <msubsup>
          <mstyle mathvariant="monospace">
            <mi>𝚌</mi>
            <mi>𝚎</mi>
            <mi>𝚗</mi>
            <mi>𝚝</mi>
            <mi>𝚎</mi>
            <mi>𝚛</mi>
            <mi>𝚎</mi>
            <mi>𝚍</mi>
          </mstyle>
          <mi>i</mi>
          <mn>2</mn>
        </msubsup>
      </mtd>
    </mtr>
    <mtr>
      <mtd columnalign="right">
        <mstyle mathvariant="monospace">
          <mi>𝚟</mi>
          <mi>𝚊</mi>
          <mi>𝚛</mi>
          <mi>𝚒</mi>
          <mi>𝚊</mi>
          <mi>𝚗</mi>
          <mi>𝚌</mi>
          <mi>𝚎</mi>
        </mstyle>
      </mtd>
      <mtd columnalign="left">
        <mo>=</mo>
        <mfrac>
          <mrow>
            <mo>∑</mo>
            <msub>
              <mstyle mathvariant="monospace">
                <mi>𝚜</mi>
                <mi>𝚚</mi>
                <mi>𝚞</mi>
                <mi>𝚊</mi>
                <mi>𝚛</mi>
                <mi>𝚎</mi>
              </mstyle>
              <mi>i</mi>
            </msub>
          </mrow>
          <mi>N</mi>
        </mfrac>
      </mtd>
    </mtr>
    <mtr>
      <mtd columnalign="right">
        <mstyle mathvariant="monospace">
          <mi>𝚒</mi>
          <mi>𝚗</mi>
          <mi>𝚟</mi>
          <mi>𝚜</mi>
          <mi>𝚚</mi>
          <mi>𝚛</mi>
          <mi>𝚝</mi>
        </mstyle>
      </mtd>
      <mtd columnalign="left">
        <mo>=</mo>
        <mfrac>
          <mn>1</mn>
          <msqrt>
            <mrow>
              <mstyle mathvariant="monospace">
                <mi>𝚟</mi>
                <mi>𝚊</mi>
                <mi>𝚛</mi>
                <mi>𝚒</mi>
                <mi>𝚊</mi>
                <mi>𝚗</mi>
                <mi>𝚌</mi>
                <mi>𝚎</mi>
              </mstyle>
              <mo>+</mo>
              <mi>ϵ</mi>
            </mrow>
          </msqrt>
        </mfrac>
      </mtd>
    </mtr>
    <mtr>
      <mtd columnalign="right">
        <mstyle mathvariant="monospace">
          <mi>𝚐</mi>
          <mi>𝚖</mi>
          <mi>𝚞</mi>
          <mi>𝚕</mi>
        </mstyle>
      </mtd>
      <mtd columnalign="left">
        <mo>=</mo>
        <mtext mathvariant="monospace">𝚐𝚊𝚖𝚖𝚊</mtext>
        <mo>⋅</mo>
        <mstyle mathvariant="monospace">
          <mi>𝚒</mi>
          <mi>𝚗</mi>
          <mi>𝚟</mi>
          <mi>𝚜</mi>
          <mi>𝚚</mi>
          <mi>𝚛</mi>
          <mi>𝚝</mi>
        </mstyle>
      </mtd>
    </mtr>
    <mtr>
      <mtd columnalign="right">
        <msub>
          <mstyle mathvariant="monospace">
            <mi>𝚗</mi>
            <mi>𝚘</mi>
            <mi>𝚛</mi>
            <mi>𝚖</mi>
            <mi>𝚎</mi>
            <mi>𝚍</mi>
          </mstyle>
          <mi>i</mi>
        </msub>
      </mtd>
      <mtd columnalign="left">
        <mo>=</mo>
        <msub>
          <mstyle mathvariant="monospace">
            <mi>𝚌</mi>
            <mi>𝚎</mi>
            <mi>𝚗</mi>
            <mi>𝚝</mi>
            <mi>𝚎</mi>
            <mi>𝚛</mi>
            <mi>𝚎</mi>
            <mi>𝚍</mi>
          </mstyle>
          <mi>i</mi>
        </msub>
        <mstyle mathvariant="monospace">
          <mi>𝚐</mi>
          <mi>𝚖</mi>
          <mi>𝚞</mi>
          <mi>𝚕</mi>
        </mstyle>
        <mo>+</mo>
        <mtext mathvariant="monospace">𝚋𝚎𝚝𝚊</mtext>
      </mtd>
    </mtr>
  </mtable>
</math>
</file>

<file path=Formula-18/content.xml><?xml version="1.0" encoding="utf-8"?>
<math xmlns="http://www.w3.org/1998/Math/MathML" display="inline">
  <mover>
    <mtext mathvariant="monospace">𝚗𝚊𝚖𝚎</mtext>
    <mo accent="true">¯</mo>
  </mover>
</math>
</file>

<file path=Formula-2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20/content.xml><?xml version="1.0" encoding="utf-8"?>
<math xmlns="http://www.w3.org/1998/Math/MathML" display="inline">
  <mtext mathvariant="monospace">𝚗𝚊𝚖𝚎_𝚍𝚎𝚕𝚝𝚊</mtext>
</math>
</file>

<file path=Formula-22/content.xml><?xml version="1.0" encoding="utf-8"?>
<math xmlns="http://www.w3.org/1998/Math/MathML" display="inline">
  <mrow>
    <mover>
      <mi>x</mi>
      <mo accent="true">¯</mo>
    </mover>
    <mo>←</mo>
    <mi>y</mi>
  </mrow>
</math>
</file>

<file path=Formula-24/content.xml><?xml version="1.0" encoding="utf-8"?>
<math xmlns="http://www.w3.org/1998/Math/MathML" display="inline">
  <mtext mathvariant="monospace">𝚡_𝚍𝚎𝚕𝚝𝚊</mtext>
</math>
</file>

<file path=Formula-26/content.xml><?xml version="1.0" encoding="utf-8"?>
<math xmlns="http://www.w3.org/1998/Math/MathML" display="inline">
  <mi>y</mi>
</math>
</file>

<file path=Formula-28/content.xml><?xml version="1.0" encoding="utf-8"?>
<math xmlns="http://www.w3.org/1998/Math/MathML" display="block">
  <mtable>
    <mtr>
      <mtd columnalign="right">
        <mover>
          <mtext mathvariant="monospace">𝚋𝚎𝚝𝚊</mtext>
          <mo accent="true">¯</mo>
        </mover>
      </mtd>
      <mtd columnalign="left">
        <mo>←</mo>
        <mover>
          <mtext mathvariant="monospace">𝚗𝚘𝚛𝚖𝚎𝚍</mtext>
          <mo accent="true">¯</mo>
        </mover>
      </mtd>
    </mtr>
    <mtr>
      <mtd columnalign="right">
        <mover>
          <mtext mathvariant="monospace">𝚐𝚖𝚞𝚕</mtext>
          <mo accent="true">¯</mo>
        </mover>
      </mtd>
      <mtd columnalign="left">
        <mo>←</mo>
        <mo>∑</mo>
        <msub>
          <mover>
            <mtext mathvariant="monospace">𝚗𝚘𝚛𝚖𝚎𝚍</mtext>
            <mo accent="true">¯</mo>
          </mover>
          <mi>i</mi>
        </msub>
      </mtd>
    </mtr>
    <mtr>
      <mtd columnalign="right">
        <msub>
          <mover>
            <mtext mathvariant="monospace">𝚌𝚎𝚗𝚝𝚎𝚛𝚎𝚍</mtext>
            <mo accent="true">¯</mo>
          </mover>
          <mi>i</mi>
        </msub>
      </mtd>
      <mtd columnalign="left">
        <mo>←</mo>
        <msub>
          <mover>
            <mtext mathvariant="monospace">𝚗𝚘𝚛𝚖𝚎𝚍</mtext>
            <mo accent="true">¯</mo>
          </mover>
          <mi>i</mi>
        </msub>
        <mtext mathvariant="monospace">𝚐𝚖𝚞𝚕</mtext>
      </mtd>
    </mtr>
    <mtr>
      <mtd columnalign="right">
        <mover>
          <mtext mathvariant="monospace">𝚐𝚊𝚖𝚖𝚊</mtext>
          <mo accent="true">¯</mo>
        </mover>
      </mtd>
      <mtd columnalign="left">
        <mo>←</mo>
        <mover>
          <mtext mathvariant="monospace">𝚐𝚖𝚞𝚕</mtext>
          <mo accent="true">¯</mo>
        </mover>
        <mo>⋅</mo>
        <mtext mathvariant="monospace">𝚒𝚗𝚟𝚜𝚚𝚛𝚝</mtext>
      </mtd>
    </mtr>
    <mtr>
      <mtd columnalign="right">
        <mover>
          <mtext mathvariant="monospace">𝚒𝚗𝚟𝚜𝚚𝚛𝚝</mtext>
          <mo accent="true">¯</mo>
        </mover>
      </mtd>
      <mtd columnalign="left">
        <mo>←</mo>
        <mtext mathvariant="monospace">𝚐𝚊𝚖𝚖𝚊</mtext>
        <mo>⋅</mo>
        <mover>
          <mtext mathvariant="monospace">𝚐𝚖𝚞𝚕</mtext>
          <mo accent="true">¯</mo>
        </mover>
      </mtd>
    </mtr>
    <mtr>
      <mtd columnalign="right">
        <mover>
          <mtext mathvariant="monospace">𝚟𝚊𝚛𝚒𝚊𝚗𝚌𝚎</mtext>
          <mo accent="true">¯</mo>
        </mover>
      </mtd>
      <mtd columnalign="left">
        <mo>←</mo>
        <mo>−</mo>
        <mfrac>
          <mrow>
            <mover>
              <mtext mathvariant="monospace">𝚒𝚗𝚟𝚜𝚚𝚛𝚝</mtext>
              <mo accent="true">¯</mo>
            </mover>
            <mo>⋅</mo>
            <mtext mathvariant="monospace">𝚒𝚗𝚟𝚜𝚚𝚛𝚝</mtext>
          </mrow>
          <mrow>
            <mn>2</mn>
            <mo>⋅</mo>
            <mo stretchy="false" form="prefix">(</mo>
            <mtext mathvariant="monospace">𝚟𝚊𝚛𝚒𝚊𝚗𝚌𝚎</mtext>
            <mo>+</mo>
            <mi>ϵ</mi>
            <mo stretchy="false" form="postfix">)</mo>
          </mrow>
        </mfrac>
      </mtd>
    </mtr>
    <mtr>
      <mtd columnalign="right">
        <msub>
          <mover>
            <mtext mathvariant="monospace">𝚜𝚚𝚞𝚊𝚛𝚎</mtext>
            <mo accent="true">¯</mo>
          </mover>
          <mi>i</mi>
        </msub>
      </mtd>
      <mtd columnalign="left">
        <mo>←</mo>
        <mfrac>
          <mover>
            <mtext mathvariant="monospace">𝚟𝚊𝚛𝚒𝚊𝚗𝚌𝚎</mtext>
            <mo accent="true">¯</mo>
          </mover>
          <mi>N</mi>
        </mfrac>
      </mtd>
    </mtr>
    <mtr>
      <mtd columnalign="right">
        <msub>
          <mover>
            <mtext mathvariant="monospace">𝚌𝚎𝚗𝚝𝚎𝚛𝚎𝚍</mtext>
            <mo accent="true">¯</mo>
          </mover>
          <mi>i</mi>
        </msub>
      </mtd>
      <mtd columnalign="left">
        <mo>←</mo>
        <mn>2</mn>
        <mo>⋅</mo>
        <msub>
          <mtext mathvariant="monospace">𝚌𝚎𝚗𝚝𝚎𝚛𝚎𝚍</mtext>
          <mi>i</mi>
        </msub>
        <mo>⋅</mo>
        <msub>
          <mover>
            <mtext mathvariant="monospace">𝚜𝚚𝚞𝚊𝚛𝚎</mtext>
            <mo accent="true">¯</mo>
          </mover>
          <mi>i</mi>
        </msub>
      </mtd>
    </mtr>
    <mtr>
      <mtd columnalign="right">
        <msub>
          <mover>
            <mtext mathvariant="monospace">𝚒𝚗𝚙𝚞𝚝</mtext>
            <mo accent="true">¯</mo>
          </mover>
          <mi>i</mi>
        </msub>
      </mtd>
      <mtd columnalign="left">
        <mo>←</mo>
        <msub>
          <mover>
            <mtext mathvariant="monospace">𝚌𝚎𝚗𝚝𝚎𝚛𝚎𝚍</mtext>
            <mo accent="true">¯</mo>
          </mover>
          <mi>i</mi>
        </msub>
      </mtd>
    </mtr>
    <mtr>
      <mtd columnalign="right">
        <mover>
          <mtext mathvariant="monospace">𝚖𝚎𝚊𝚗</mtext>
          <mo accent="true">¯</mo>
        </mover>
      </mtd>
      <mtd columnalign="left">
        <mo>←</mo>
        <mo>∑</mo>
        <msub>
          <mover>
            <mtext mathvariant="monospace">𝚌𝚎𝚗𝚝𝚎𝚛𝚎𝚍</mtext>
            <mo accent="true">¯</mo>
          </mover>
          <mi>i</mi>
        </msub>
      </mtd>
    </mtr>
    <mtr>
      <mtd columnalign="right">
        <msub>
          <mover>
            <mtext mathvariant="monospace">𝚒𝚗𝚙𝚞𝚝</mtext>
            <mo accent="true">¯</mo>
          </mover>
          <mi>i</mi>
        </msub>
      </mtd>
      <mtd columnalign="left">
        <mo>←</mo>
        <mfrac>
          <mover>
            <mtext mathvariant="monospace">𝚖𝚎𝚊𝚗</mtext>
            <mo accent="true">¯</mo>
          </mover>
          <mi>N</mi>
        </mfrac>
      </mtd>
    </mtr>
  </mtable>
</math>
</file>

<file path=Formula-4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6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8/content.xml><?xml version="1.0" encoding="utf-8"?>
<math xmlns="http://www.w3.org/1998/Math/MathML" display="inline">
  <mrow>
    <mo stretchy="false" form="prefix">(</mo>
    <mi>C</mi>
    <mo stretchy="false" form="postfix">)</mo>
  </mrow>
</math>
</file>